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8">
      <style:table-cell-properties fo:border="none"/>
    </style:style>
    <style:style style:name="ce16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3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8" office:value-type="string" calcext:value-type="string">
            <text:p>pcs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8" office:value-type="string" calcext:value-type="string">
            <text:p>Pos</text:p>
          </table:table-cell>
          <table:table-cell table:style-name="ce12" office:value-type="string" calcext:value-type="string">
            <text:p>Suppli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UPKlib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2"/>
          <table:table-cell office:value-type="float" office:value="17092201" calcext:value-type="float">
            <text:p>1709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-Slot Nut 6, 40x20x20mm, framepart for 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2"/>
          <table:table-cell office:value-type="float" office:value="17092202" calcext:value-type="float">
            <text:p>17092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60x20x20mm, distance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2"/>
          <table:table-cell office:value-type="float" office:value="17092209" calcext:value-type="float">
            <text:p>17092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80x20x20mm, distanc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2"/>
          <table:table-cell office:value-type="float" office:value="17092220" calcext:value-type="float">
            <text:p>1709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48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mepart y-directi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ramepart x-directio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mm, M6 ISO 7380, display- and spool-hold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mm, M6 ISO 7380, mount hold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mm, M6 ISO 7380, mount foot to fram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2"/>
          <table:table-cell office:value-type="float" office:value="17092306" calcext:value-type="float">
            <text:p>17092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mm, M6 ISO 7380, mount tslot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mm, M6 DIN 7984, connect z-frame with y-bas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4x12x1.6, DIN 125, <text:s/>display- and spool-holde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, mount z-floating-bearing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ews for mout limitswitch to holde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2.5 x 12 woodscrew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ount steppe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unt mainboard on hold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unt adapter on mgn1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2"/>
          <table:table-cell office:value-type="float" office:value="19070615" calcext:value-type="float">
            <text:p>190706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unt stepper to holder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e for belt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hammermutter_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for coupling-5-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m4x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ews for electronics-holder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s for mount z-switchholder to tslot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unt Sc8uu-Adapter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12cyl</text:p>
          </table:table-cell>
          <table:table-cell table:number-columns-repeated="2"/>
          <table:table-cell office:value-type="float" office:value="19082012" calcext:value-type="float">
            <text:p>1908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ew for sk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extruder mounting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ount heatbed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nut</text:p>
          </table:table-cell>
          <table:table-cell table:number-columns-repeated="2"/>
          <table:table-cell office:value-type="float" office:value="19070613" calcext:value-type="float">
            <text:p>19070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extruder mounting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number-columns-repeated="2"/>
          <table:table-cell office:value-type="float" office:value="21091602" calcext:value-type="float">
            <text:p>21091602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hammer-nut for m4x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5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 belt on carriage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2"/>
          <table:table-cell office:value-type="float" office:value="17092226" calcext:value-type="float">
            <text:p>17092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 z-top-holder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2"/>
          <table:table-cell office:value-type="float" office:value="17092236" calcext:value-type="float">
            <text:p>1709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ect distancer to fram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2"/>
          <table:table-cell office:value-type="float" office:value="17092237" calcext:value-type="float">
            <text:p>17092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tslots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2"/>
          <table:table-cell office:value-type="float" office:value="17092240" calcext:value-type="float">
            <text:p>17092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age parts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2"/>
          <table:table-cell office:value-type="float" office:value="17092301" calcext:value-type="float">
            <text:p>17092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bilizes fram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nt z-fram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dcap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se for collecting/binding cables, 300 cm, for 48 75 90 64 and 20 cm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ablebinder 10x10, 6x15, 6x20cm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s z-shaft top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2"/>
          <table:table-cell office:value-type="float" office:value="19070622" calcext:value-type="float">
            <text:p>190706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-stepper-motors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haft8x49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shaft for lm8uu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ider axis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2"/>
          <table:table-cell office:value-type="float" office:value="19082007" calcext:value-type="float">
            <text:p>1908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ples stepper 5 with thread 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threa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2"/>
          <table:table-cell office:value-type="float" office:value="19070616" calcext:value-type="float">
            <text:p>19070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-belt, 90cm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2"/>
          <table:table-cell office:value-type="float" office:value="19070617" calcext:value-type="float">
            <text:p>19070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ley, 20 teeth, 5mm, gt2-6-bel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lder for shaft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 block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bearing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 Adapter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2"/>
          <table:table-cell office:value-type="float" office:value="19082005" calcext:value-type="float">
            <text:p>1908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ve nut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il, mgn12, 400 mmm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, mgn12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7"/>
          <table:table-cell table:style-name="ce1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Accessoriess</text:p>
          </table:table-cell>
          <table:table-cell table:number-columns-repeated="11"/>
          <table:table-cell table:style-name="ce15" table:number-columns-repeated="2"/>
          <table:table-cell table:style-name="ce14"/>
        </table:table-row>
        <table:table-row table:style-name="ro1">
          <table:table-cell table:style-name="ce4" office:value-type="string" calcext:value-type="string">
            <text:p>PLA-Samp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ück Filament zum test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D-Displ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CD-Display im Metall-Gehäu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_220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30V-AC Netzkabe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l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ament Spool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la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LCD-Displa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LCD-Display and Spool Holder and plugin cable_220v for 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lectronics-box</text:p>
          </table:table-cell>
          <table:table-cell table:number-columns-repeated="3"/>
          <table:table-cell table:style-name="ce6"/>
          <table:table-cell table:number-columns-repeated="8"/>
          <table:table-cell table:style-name="ce15"/>
          <table:table-cell table:style-name="ce14"/>
        </table:table-row>
        <table:table-row table:style-name="ro1">
          <table:table-cell table:style-name="ce4" office:value-type="string" calcext:value-type="string">
            <text:p>electronics-co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ousing for mainboar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table:style-name="ce15"/>
          <table:table-cell table:style-name="ce14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Displa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display-10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fostensteckerkabel f. LCD-Displa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Z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z-motor-4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Z1 and Z2 stepper motor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z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Z-switch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x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y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Extruder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atbed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Connect Powersupp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2"/>
          <table:table-cell office:value-type="float" office:value="21091601" calcext:value-type="float">
            <text:p>21091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ps-cab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ainboard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anetboard1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inboard, 24V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wersupply-hol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x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be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machine-fe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xtru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idl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stepp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0" table:formula="of:=SUM([.E9:.E166])" office:value-type="float" office:value="804" calcext:value-type="float">
            <text:p>804</text:p>
          </table:table-cell>
          <table:table-cell table:style-name="Default" table:number-columns-repeated="4"/>
          <table:table-cell table:style-name="ce7"/>
          <table:table-cell table:style-name="Default"/>
          <table:table-cell table:number-columns-repeated="4"/>
        </table:table-row>
        <table:table-row table:style-name="ro1" table:number-rows-repeated="42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00.00.0000</text:date>, <text:time style:data-style-name="N2" text:time-value="13:41:01.328572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9-16T17:09:00.185113495</dc:date>
    <dc:creator>os </dc:creator>
    <meta:editing-duration>P5DT19H35M6S</meta:editing-duration>
    <meta:editing-cycles>591</meta:editing-cycles>
    <meta:generator>LibreOffice/5.2.7.2$Linux_X86_64 LibreOffice_project/20m0$Build-2</meta:generator>
    <meta:printed-by>os </meta:printed-by>
    <meta:print-date>2021-09-16T12:37:20.868447091</meta:print-date>
    <meta:document-statistic meta:table-count="1" meta:cell-count="491" meta:object-count="0"/>
  </office:meta>
</office:document-meta>
</file>